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ffff" draw:fill-gradient-name="Gradient_20_71" draw:fill-hatch-name="Black_20_0_20_Degrees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gradient" draw:fill-color="#ffffff" draw:fill-gradient-name="Gradient_20_71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gradient" draw:fill-color="#b88080" draw:fill-gradient-name="Gradient_20_71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gradient" draw:fill-color="#19aaaa" draw:fill-gradient-name="Gradient_20_71" draw:textarea-horizontal-align="justify" draw:textarea-vertical-align="middle" draw:auto-grow-height="false" draw:shadow="visible"/>
    </style:style>
    <style:style style:name="gr5" style:family="graphic" style:parent-style-name="standard">
      <style:graphic-properties svg:stroke-width="0.102cm" draw:marker-start-width="0.457cm" draw:marker-end="Square_20_45" draw:marker-end-width="0.66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normal" style:font-weight-asian="normal" style:font-weight-complex="normal"/>
    </style:style>
    <style:style style:name="P5" style:family="paragraph">
      <style:paragraph-properties fo:text-align="center"/>
      <style:text-properties fo:color="#000000" fo:text-shadow="none" fo:font-weight="normal" style:font-weight-asian="normal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905cm" svg:x="9.85cm" svg:y="1.835cm">
          <text:p text:style-name="P1"><text:span text:style-name="T1">Active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715cm" svg:height="2.845cm" svg:x="17.565cm" svg:y="5.735cm">
          <text:p text:style-name="P3">Process Store / </text:p>
          <text:p text:style-name="P3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4.445cm" svg:height="2.167cm" svg:x="10.485cm" svg:y="6.074cm">
          <text:p text:style-name="P1"><text:span text:style-name="T2">Method </text:span></text:p>
          <text:p text:style-name="P1"><text:span text:style-name="T2">Inv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5.715cm" svg:height="2.857cm" svg:x="1.97cm" svg:y="5.729cm">
          <text:p text:style-name="P1"><text:span text:style-name="T3">Execution </text:span></text:p>
          <text:p text:style-name="P1"><text:span text:style-name="T3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707cm" svg:y1="3.74cm" svg:x2="20.422cm" svg:y2="5.735cm" draw:start-shape="id1" draw:start-glue-point="2" draw:end-shape="id2" svg:d="m12707 3740v1048h7715v947">
          <text:p/>
        </draw:connector>
        <draw:connector draw:style-name="gr6" draw:text-style-name="P3" draw:layer="layout" svg:x1="7.685cm" svg:y1="7.157cm" svg:x2="10.485cm" svg:y2="7.157cm" draw:start-shape="id3" draw:start-glue-point="1" draw:end-shape="id4" draw:end-glue-point="3" svg:d="m7685 7157h2800">
          <text:p/>
        </draw:connector>
        <draw:connector draw:style-name="gr5" draw:text-style-name="P3" draw:layer="layout" svg:x1="12.707cm" svg:y1="3.74cm" svg:x2="4.827cm" svg:y2="5.729cm" draw:start-shape="id1" draw:start-glue-point="2" draw:end-shape="id3" svg:d="m12707 3740v1045h-7880v944">
          <text:p/>
        </draw:connector>
        <draw:connector draw:style-name="gr5" draw:text-style-name="P3" draw:layer="layout" svg:x1="17.565cm" svg:y1="7.157cm" svg:x2="14.93cm" svg:y2="7.157cm" draw:start-shape="id2" draw:start-glue-point="3" draw:end-shape="id4" draw:end-glue-point="1" svg:d="m17565 7157h-2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1" draw:display-name="Gradient 71" draw:style="linear" draw:start-color="#e6e6e6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4c4c4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hrooz Nobakht</meta:initial-creator>
    <meta:creation-date>2011-03-30T11:39:54</meta:creation-date>
    <dc:date>2011-06-27T15:07:55</dc:date>
    <dc:creator>Behrooz Nobakht</dc:creator>
    <meta:editing-duration>PT4H1M45S</meta:editing-duration>
    <meta:editing-cycles>44</meta:editing-cycles>
    <meta:generator>LibreOffice/3.3$Linux LibreOffice_project/330m19$Build-202</meta:generator>
    <meta:document-statistic meta:object-count="8"/>
  </office:meta>
</office:document-meta>
</file>